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top="0.1665in" fo:margin-bottom="0.1665in" style:contextual-spacing="false" fo:line-height="100%" fo:text-align="center" style:justify-single-word="false" style:page-number="1"/>
    </style:style>
    <style:style style:name="P2" style:family="paragraph" style:parent-style-name="Heading_20_1">
      <style:paragraph-properties fo:margin-top="0.1665in" fo:margin-bottom="0.1665in" style:contextual-spacing="false" fo:line-height="100%" fo:text-align="start" style:justify-single-word="false" fo:keep-together="auto"/>
    </style:style>
    <style:style style:name="P3" style:family="paragraph" style:parent-style-name="normal">
      <style:paragraph-properties fo:margin-top="0.1665in" fo:margin-bottom="0.1665in" style:contextual-spacing="false" fo:line-height="100%" fo:keep-together="auto"/>
    </style:style>
    <style:style style:name="P4" style:family="paragraph" style:parent-style-name="normal">
      <style:paragraph-properties fo:margin-left="0.5in" fo:margin-right="0in" fo:margin-top="0.1665in" fo:margin-bottom="0.1665in" style:contextual-spacing="false" fo:line-height="150%" fo:text-indent="0in" style:auto-text-indent="false" fo:padding-left="0in" fo:padding-right="0in" fo:padding-top="0in" fo:padding-bottom="0.139in" fo:border="none"/>
    </style:style>
    <style:style style:name="P5" style:family="paragraph" style:parent-style-name="normal">
      <style:paragraph-properties fo:margin-top="0.1665in" fo:margin-bottom="0.1665in" style:contextual-spacing="false" fo:line-height="150%" fo:padding-left="0in" fo:padding-right="0in" fo:padding-top="0in" fo:padding-bottom="0.139in" fo:border="none"/>
    </style:style>
    <style:style style:name="T1" style:family="text">
      <style:text-properties style:font-name="Google Sans" style:font-name-asian="Google Sans1" style:font-name-complex="Google Sans1"/>
    </style:style>
    <style:style style:name="T2" style:family="text">
      <style:text-properties style:font-name="Google Sans" officeooo:rsid="000b81f7" style:font-name-asian="Google Sans1" style:font-name-complex="Google Sans1"/>
    </style:style>
    <style:style style:name="T3" style:family="text">
      <style:text-properties style:font-name="Google Sans" fo:font-size="12pt" fo:font-weight="bold" style:font-name-asian="Google Sans1" style:font-size-asian="12pt" style:font-weight-asian="bold" style:font-name-complex="Google Sans1" style:font-size-complex="12pt"/>
    </style:style>
    <style:style style:name="T4" style:family="text">
      <style:text-properties style:font-name="Google Sans" fo:font-size="12pt" style:font-name-asian="Google Sans1" style:font-size-asian="12pt" style:font-name-complex="Google Sans1" style:font-size-complex="12pt"/>
    </style:style>
    <style:style style:name="T5" style:family="text">
      <style:text-properties style:font-name="Google Sans" fo:font-size="12pt" style:text-underline-style="solid" style:text-underline-width="auto" style:text-underline-color="font-color" fo:font-weight="bold" style:font-name-asian="Google Sans1" style:font-size-asian="12pt" style:font-weight-asian="bold"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o96gg215rrau"/><text:span text:style-name="T2">Mock </text:span><text:span text:style-name="T1">Compliance </text:span><text:span text:style-name="T2">C</text:span><text:span text:style-name="T1">hecklist<text:line-break/></text:span></text:p>
      <text:p text:style-name="P2"><text:bookmark text:name="_2c30zvmj8t6"/><text:span text:style-name="T3">_____ The Federal Energy Regulatory Commission - North American Electric</text:span></text:p>
      <text:p text:style-name="P3"><text:span text:style-name="T3"><text:s text:c="13"/>Reliability Corporation (FERC-NERC)</text:span></text:p>
      <text:p text:style-name="P4"><text:span text:style-name="T4">This regulation applies to organizations that work with electricity or that are <text:s/>involved with the U.S. and North American power grid. Organizations have an obligation to prepare for, mitigate, and report any potential security incident that can negatively affect the power grid. Organizations are legally required to adhere to the Critical Infrastructure Protection Reliability Standards (CIP) defined by the Federal Energy Regulatory Commission (FERC).</text:span></text:p>
      <text:p text:style-name="P4"><text:span text:style-name="T3">Explanation:</text:span><text:span text:style-name="T4"> NA</text:span></text:p>
      <text:p text:style-name="P5"><text:span text:style-name="T3">__</text:span><text:span text:style-name="T5">X</text:span><text:span text:style-name="T3">__ General Data Protection Regulation (GDPR)</text:span></text:p>
      <text:p text:style-name="P4"><text:span text:style-name="T4">GDPR is a European Union (E.U.) general data regulation that protects the processing of E.U. citizens’ data and their right to privacy in and out of E.U. territory. Additionally, if a breach occurs and a E.U. citizen’s data is compromised, they must be informed within 72 hours of the incident.</text:span></text:p>
      <text:p text:style-name="P4"><text:span text:style-name="T3">Explanation: </text:span><text:span text:style-name="T4">Botium Toys needs to adhere to GDPR because they conduct business and collect personal information from people worldwide, including the E.U.</text:span></text:p>
      <text:p text:style-name="P5"><text:span text:style-name="T3">__</text:span><text:span text:style-name="T5">X</text:span><text:span text:style-name="T3">__ Payment Card Industry Data Security Standard (PCI DSS)</text:span></text:p>
      <text:p text:style-name="P4"><text:soft-page-break/><text:span text:style-name="T4">PCI DSS is an international security standard meant to ensure that organizations storing, accepting, processing, and transmitting credit card information do so in a secure environment.</text:span></text:p>
      <text:p text:style-name="P4"><text:span text:style-name="T3">Explanation: </text:span><text:span text:style-name="T4">Botium Toys needs to adhere to PCI DSS because they store, accept, process, and transmit credit card information in person and online.</text:span></text:p>
      <text:p text:style-name="P5"><text:span text:style-name="T3">_____ The Health Insurance Portability and Accountability Act (HIPAA)</text:span></text:p>
      <text:p text:style-name="P4"><text:span text:style-name="T4">HIPAA is a federal law established in 1996 to protect U.S. patients' health information. This law prohibits patient information from being shared without their consent. Organizations have a legal obligation to inform patients of a breach.</text:span></text:p>
      <text:p text:style-name="P4"><text:span text:style-name="T3">Explanation: </text:span><text:span text:style-name="T4">NA</text:span></text:p>
      <text:p text:style-name="P5"><text:span text:style-name="T3">__</text:span><text:span text:style-name="T5">X</text:span><text:span text:style-name="T3">__ System and Organizations Controls (SOC type 1, SOC type 2)</text:span></text:p>
      <text:p text:style-name="P4"><text:span text:style-name="T4">The SOC1 and SOC2 are a series of reports that focus on an organization's user access policies at different organizational levels. They are used to assess an organization’s financial compliance and levels of risk. They also cover confidentiality, privacy, integrity, availability, security, and overall data safety. Control failures in these areas can lead to fraud.</text:span></text:p>
      <text:p text:style-name="P4"><text:span text:style-name="T3">Explanation: </text:span><text:span text:style-name="T4">Botium Toys needs to establish and enforce appropriate user access for internal and external (third-party vendor) personnel to mitigate risk and ensure data safety.</text:span></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58:37.151667835</dc:date>
    <meta:editing-duration>PT34S</meta:editing-duration>
    <meta:editing-cycles>1</meta:editing-cycles>
    <meta:document-statistic meta:table-count="0" meta:image-count="0" meta:object-count="0" meta:page-count="2" meta:paragraph-count="17" meta:word-count="356" meta:character-count="2429" meta:non-whitespace-character-count="2075"/>
    <meta:generator>LibreOffice/7.3.7.2$Linux_X86_64 LibreOffice_project/30$Build-2</meta:generator>
  </office:meta>
</office:document-meta>
</file>